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0cf44c"/>
    </style:style>
    <style:style style:name="P2" style:family="paragraph" style:parent-style-name="Standard">
      <style:paragraph-properties fo:text-align="justify" style:justify-single-word="false"/>
      <style:text-properties officeooo:rsid="000b7f75" officeooo:paragraph-rsid="000cf44c"/>
    </style:style>
    <style:style style:name="P3" style:family="paragraph" style:parent-style-name="Standard">
      <style:text-properties officeooo:rsid="000b7f75" officeooo:paragraph-rsid="000cf44c"/>
    </style:style>
    <style:style style:name="P4" style:family="paragraph" style:parent-style-name="Standard">
      <style:paragraph-properties fo:text-align="justify" style:justify-single-word="false"/>
      <style:text-properties officeooo:rsid="000cf44c" officeooo:paragraph-rsid="000cf4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9714" style:font-weight-asian="bold" style:font-weight-complex="bold"/>
    </style:style>
    <style:style style:name="T3" style:family="text">
      <style:text-properties fo:font-weight="bold" officeooo:rsid="000cf44c" style:font-weight-asian="bold" style:font-weight-complex="bold"/>
    </style:style>
    <style:style style:name="T4" style:family="text">
      <style:text-properties officeooo:rsid="000c59c9"/>
    </style:style>
    <style:style style:name="T5" style:family="text">
      <style:text-properties officeooo:rsid="000fa537"/>
    </style:style>
    <style:style style:name="T6" style:family="text">
      <style:text-properties officeooo:rsid="000cf4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<text:s/></text:span><text:span text:style-name="T3">Relatório de Defeitos</text:span></text:h>
      <text:p text:style-name="P3"/>
      <text:p text:style-name="P2"><text:span text:style-name="T1">Id:</text:span> <text:span text:style-name="T4">01</text:span></text:p>
      <text:p text:style-name="P2"><text:span text:style-name="T1">Caso de teste:</text:span> <text:span text:style-name="T6">Voltar ao passo anterior</text:span></text:p>
      <text:p text:style-name="P2"><text:span text:style-name="T3">Procedimento:</text:span><text:span text:style-name="T6"> Caso o usuário escolha a opção errada</text:span></text:p>
      <text:p text:style-name="P4"><text:span text:style-name="T1">Evidencia:</text:span> Não há opção para voltar ao menu anteri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6:12:26.535000000</meta:creation-date>
    <dc:date>2016-05-17T16:17:07.276000000</dc:date>
    <meta:editing-duration>PT4M41S</meta:editing-duration>
    <meta:editing-cycles>1</meta:editing-cycles>
    <meta:document-statistic meta:table-count="0" meta:image-count="0" meta:object-count="0" meta:page-count="1" meta:paragraph-count="5" meta:word-count="29" meta:character-count="170" meta:non-whitespace-character-count="145"/>
    <meta:generator>LibreOffice/4.4.6.3$Windows_x86 LibreOffice_project/e8938fd3328e95dcf59dd64e7facd2c7d67c704d</meta:generator>
  </office:meta>
</office:document-meta>
</file>